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1-17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7-29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6-03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3-04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2-31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0-11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9-04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7-01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4-29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3-04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1-02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0-23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8-01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5-02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2-22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2-20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0-27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9-2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9-15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7-14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6-13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4-27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3-0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2-30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0-27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8-03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6-02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5-0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2-2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70582857143" calcext:value-type="float">
            <text:p>17.06705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3481" calcext:value-type="float">
            <text:p>17.183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46008" calcext:value-type="float">
            <text:p>17.35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1324" calcext:value-type="float">
            <text:p>17.45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7936" calcext:value-type="float">
            <text:p>17.47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68285" calcext:value-type="float">
            <text:p>17.2968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3747096774" calcext:value-type="float">
            <text:p>16.81237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56774193548" calcext:value-type="float">
            <text:p>16.665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638875" calcext:value-type="float">
            <text:p>16.82638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35083870968" calcext:value-type="float">
            <text:p>16.7635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09460645161" calcext:value-type="float">
            <text:p>16.86094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2162758621" calcext:value-type="float">
            <text:p>17.141216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35821935484" calcext:value-type="float">
            <text:p>17.67358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9232516129" calcext:value-type="float">
            <text:p>17.89923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13607741935" calcext:value-type="float">
            <text:p>17.99136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29747096774" calcext:value-type="float">
            <text:p>17.80297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24487741936" calcext:value-type="float">
            <text:p>17.55244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09811612903" calcext:value-type="float">
            <text:p>16.60098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1107096774" calcext:value-type="float">
            <text:p>15.84311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14568" calcext:value-type="float">
            <text:p>15.8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67667692308" calcext:value-type="float">
            <text:p>16.216766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6673548387" calcext:value-type="float">
            <text:p>16.43766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92748387097" calcext:value-type="float">
            <text:p>16.6892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90779354839" calcext:value-type="float">
            <text:p>16.85907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32328" calcext:value-type="float">
            <text:p>16.82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25540645161" calcext:value-type="float">
            <text:p>16.77255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10735483871" calcext:value-type="float">
            <text:p>16.7010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39078709677" calcext:value-type="float">
            <text:p>16.49390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17569032258" calcext:value-type="float">
            <text:p>16.12175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11432" calcext:value-type="float">
            <text:p>16.41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8846451613" calcext:value-type="float">
            <text:p>16.55388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5702" calcext:value-type="float">
            <text:p>16.665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53821935484" calcext:value-type="float">
            <text:p>16.83538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08534193548" calcext:value-type="float">
            <text:p>16.93085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93384" calcext:value-type="float">
            <text:p>17.10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23682580645" calcext:value-type="float">
            <text:p>17.2523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42" calcext:value-type="float">
            <text:p>17.33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76541935484" calcext:value-type="float">
            <text:p>17.4876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749" calcext:value-type="float">
            <text:p>17.4227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2744" calcext:value-type="float">
            <text:p>17.10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1115789474" calcext:value-type="float">
            <text:p>16.6541115789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63616" calcext:value-type="float">
            <text:p>17.06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65091428571" calcext:value-type="float">
            <text:p>17.13650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1579130435" calcext:value-type="float">
            <text:p>17.3151579130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95305" calcext:value-type="float">
            <text:p>17.5795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49888" calcext:value-type="float">
            <text:p>17.66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78335" calcext:value-type="float">
            <text:p>17.7178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57736" calcext:value-type="float">
            <text:p>17.69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1072516129" calcext:value-type="float">
            <text:p>17.38107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0015" calcext:value-type="float">
            <text:p>16.7760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33" calcext:value-type="float">
            <text:p>16.2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111025" calcext:value-type="float">
            <text:p>15.74111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5744" calcext:value-type="float">
            <text:p>16.20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30461935484" calcext:value-type="float">
            <text:p>16.43304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11216" calcext:value-type="float">
            <text:p>17.05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23858064516" calcext:value-type="float">
            <text:p>17.1223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10265806452" calcext:value-type="float">
            <text:p>17.16102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04425806452" calcext:value-type="float">
            <text:p>17.0604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95698064516" calcext:value-type="float">
            <text:p>16.68956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20459354839" calcext:value-type="float">
            <text:p>16.22204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61878709677" calcext:value-type="float">
            <text:p>15.68618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17104" calcext:value-type="float">
            <text:p>16.0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58525" calcext:value-type="float">
            <text:p>16.345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1037142857" calcext:value-type="float">
            <text:p>16.61410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734875" calcext:value-type="float">
            <text:p>16.88734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86495483871" calcext:value-type="float">
            <text:p>17.1186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1240516129" calcext:value-type="float">
            <text:p>17.20124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87940645161" calcext:value-type="float">
            <text:p>17.16879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03544" calcext:value-type="float">
            <text:p>17.11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951825" calcext:value-type="float">
            <text:p>16.7195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7416774194" calcext:value-type="float">
            <text:p>16.24574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27192" calcext:value-type="float">
            <text:p>15.81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93445" calcext:value-type="float">
            <text:p>15.3293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38984" calcext:value-type="float">
            <text:p>15.49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02934193548" calcext:value-type="float">
            <text:p>16.26029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97114482759" calcext:value-type="float">
            <text:p>16.399711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56487741935" calcext:value-type="float">
            <text:p>16.48564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2980645161" calcext:value-type="float">
            <text:p>16.6292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4408" calcext:value-type="float">
            <text:p>16.70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8606451613" calcext:value-type="float">
            <text:p>16.7428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7824" calcext:value-type="float">
            <text:p>16.72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46420645161" calcext:value-type="float">
            <text:p>16.71464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05435" calcext:value-type="float">
            <text:p>16.5405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58528" calcext:value-type="float">
            <text:p>16.19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27104516129" calcext:value-type="float">
            <text:p>16.6227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2765" calcext:value-type="float">
            <text:p>17.0712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6691428571" calcext:value-type="float">
            <text:p>17.27366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32875" calcext:value-type="float">
            <text:p>17.48932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5509677419" calcext:value-type="float">
            <text:p>17.6695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22656" calcext:value-type="float">
            <text:p>17.82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38655" calcext:value-type="float">
            <text:p>17.9738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38" calcext:value-type="float">
            <text:p>18.15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95847741936" calcext:value-type="float">
            <text:p>18.25958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2145" calcext:value-type="float">
            <text:p>18.0992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89584" calcext:value-type="float">
            <text:p>17.87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30975" calcext:value-type="float">
            <text:p>17.71830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94776" calcext:value-type="float">
            <text:p>17.35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611525" calcext:value-type="float">
            <text:p>17.6861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62317241379" calcext:value-type="float">
            <text:p>18.06623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056925" calcext:value-type="float">
            <text:p>18.2705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2136774194" calcext:value-type="float">
            <text:p>18.49821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28923870968" calcext:value-type="float">
            <text:p>18.69289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57667096774" calcext:value-type="float">
            <text:p>18.8057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1380645161" calcext:value-type="float">
            <text:p>18.7781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90407741935" calcext:value-type="float">
            <text:p>18.47904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3073548387" calcext:value-type="float">
            <text:p>18.12930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60912" calcext:value-type="float">
            <text:p>17.64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3507096774" calcext:value-type="float">
            <text:p>17.00135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1572" calcext:value-type="float">
            <text:p>16.64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7096774194" calcext:value-type="float">
            <text:p>17.132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38077142857" calcext:value-type="float">
            <text:p>17.29380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4570322581" calcext:value-type="float">
            <text:p>17.44645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0763870968" calcext:value-type="float">
            <text:p>17.49807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64344" calcext:value-type="float">
            <text:p>17.49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5166451613" calcext:value-type="float">
            <text:p>17.41951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02576" calcext:value-type="float">
            <text:p>17.25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1466" calcext:value-type="float">
            <text:p>16.301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92761290323" calcext:value-type="float">
            <text:p>15.8392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6672" calcext:value-type="float">
            <text:p>16.2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3566451613" calcext:value-type="float">
            <text:p>16.52035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52914285714" calcext:value-type="float">
            <text:p>16.7552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29238709677" calcext:value-type="float">
            <text:p>17.0029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75331612903" calcext:value-type="float">
            <text:p>17.20753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7796" calcext:value-type="float">
            <text:p>17.41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6113548387" calcext:value-type="float">
            <text:p>17.51361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25304" calcext:value-type="float">
            <text:p>17.50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85218064516" calcext:value-type="float">
            <text:p>17.44852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33792" calcext:value-type="float">
            <text:p>17.28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71136" calcext:value-type="float">
            <text:p>16.98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0854193548" calcext:value-type="float">
            <text:p>16.88208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6356" calcext:value-type="float">
            <text:p>17.32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88502857143" calcext:value-type="float">
            <text:p>17.68885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90185806452" calcext:value-type="float">
            <text:p>17.85901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58544516129" calcext:value-type="float">
            <text:p>18.1558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4144" calcext:value-type="float">
            <text:p>18.35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3623225806" calcext:value-type="float">
            <text:p>18.49536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05168" calcext:value-type="float">
            <text:p>18.46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1837419355" calcext:value-type="float">
            <text:p>18.40618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6519483871" calcext:value-type="float">
            <text:p>18.21651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74" calcext:value-type="float">
            <text:p>17.85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48028387097" calcext:value-type="float">
            <text:p>17.48480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53272" calcext:value-type="float">
            <text:p>17.37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5109677419" calcext:value-type="float">
            <text:p>17.7305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30212413793" calcext:value-type="float">
            <text:p>17.893021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56521290323" calcext:value-type="float">
            <text:p>18.08565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4911483871" calcext:value-type="float">
            <text:p>18.30491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4536" calcext:value-type="float">
            <text:p>18.43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80921290323" calcext:value-type="float">
            <text:p>18.55809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1408" calcext:value-type="float">
            <text:p>18.6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91852903226" calcext:value-type="float">
            <text:p>18.52918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9166451613" calcext:value-type="float">
            <text:p>18.33391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94888" calcext:value-type="float">
            <text:p>18.10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76077419355" calcext:value-type="float">
            <text:p>17.6076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04512" calcext:value-type="float">
            <text:p>16.97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2900645161" calcext:value-type="float">
            <text:p>16.94629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80085714286" calcext:value-type="float">
            <text:p>17.2680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39832" calcext:value-type="float">
            <text:p>17.54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60229677419" calcext:value-type="float">
            <text:p>17.63602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4768" calcext:value-type="float">
            <text:p>17.63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71682580645" calcext:value-type="float">
            <text:p>17.5571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1672" calcext:value-type="float">
            <text:p>17.4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29698064516" calcext:value-type="float">
            <text:p>17.22296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70769032258" calcext:value-type="float">
            <text:p>16.77707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8704" calcext:value-type="float">
            <text:p>16.28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39667096774" calcext:value-type="float">
            <text:p>15.8339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7248" calcext:value-type="float">
            <text:p>15.42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5669677419" calcext:value-type="float">
            <text:p>15.51156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25785714286" calcext:value-type="float">
            <text:p>15.73257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09881290323" calcext:value-type="float">
            <text:p>15.82098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44699354839" calcext:value-type="float">
            <text:p>15.80446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90768" calcext:value-type="float">
            <text:p>15.8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1414193548" calcext:value-type="float">
            <text:p>15.80614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19285517241" calcext:value-type="float">
            <text:p>15.771928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27638709677" calcext:value-type="float">
            <text:p>15.7227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5107096774" calcext:value-type="float">
            <text:p>15.61451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94176" calcext:value-type="float">
            <text:p>15.60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29024516129" calcext:value-type="float">
            <text:p>15.8729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3054285714" calcext:value-type="float">
            <text:p>16.10530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59094193548" calcext:value-type="float">
            <text:p>16.23590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2823225806" calcext:value-type="float">
            <text:p>16.33128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76432" calcext:value-type="float">
            <text:p>16.34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2740645161" calcext:value-type="float">
            <text:p>16.43727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40936" calcext:value-type="float">
            <text:p>16.9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69494193548" calcext:value-type="float">
            <text:p>16.93694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3243870968" calcext:value-type="float">
            <text:p>16.81532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0716" calcext:value-type="float">
            <text:p>16.65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05305806452" calcext:value-type="float">
            <text:p>16.24053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41768" calcext:value-type="float">
            <text:p>15.99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7669677419" calcext:value-type="float">
            <text:p>15.96876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87710344828" calcext:value-type="float">
            <text:p>16.04877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37117419355" calcext:value-type="float">
            <text:p>16.15371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94838709677" calcext:value-type="float">
            <text:p>16.149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6032" calcext:value-type="float">
            <text:p>16.15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96632258065" calcext:value-type="float">
            <text:p>16.1096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93984" calcext:value-type="float">
            <text:p>16.31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66784516129" calcext:value-type="float">
            <text:p>16.3666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8183225807" calcext:value-type="float">
            <text:p>16.42881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37672" calcext:value-type="float">
            <text:p>16.3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72162580645" calcext:value-type="float">
            <text:p>16.41721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60704" calcext:value-type="float">
            <text:p>16.61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20103225807" calcext:value-type="float">
            <text:p>16.8220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23428571429" calcext:value-type="float">
            <text:p>17.1123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11362580645" calcext:value-type="float">
            <text:p>17.30113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42185806452" calcext:value-type="float">
            <text:p>17.55421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97432" calcext:value-type="float">
            <text:p>17.90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62131612903" calcext:value-type="float">
            <text:p>18.07621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7832" calcext:value-type="float">
            <text:p>18.48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99837419355" calcext:value-type="float">
            <text:p>18.32998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116" calcext:value-type="float">
            <text:p>18.1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9509677419" calcext:value-type="float">
            <text:p>17.8219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14584" calcext:value-type="float">
            <text:p>17.56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03318709677" calcext:value-type="float">
            <text:p>17.60033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01665714286" calcext:value-type="float">
            <text:p>17.77016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4673548387" calcext:value-type="float">
            <text:p>17.88546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6882580645" calcext:value-type="float">
            <text:p>17.90768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6216" calcext:value-type="float">
            <text:p>17.87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11932903226" calcext:value-type="float">
            <text:p>17.83119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22248" calcext:value-type="float">
            <text:p>17.90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36049032258" calcext:value-type="float">
            <text:p>17.9536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13378064516" calcext:value-type="float">
            <text:p>17.88133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2632" calcext:value-type="float">
            <text:p>17.87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82438709677" calcext:value-type="float">
            <text:p>17.6582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548" calcext:value-type="float">
            <text:p>17.46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33858064516" calcext:value-type="float">
            <text:p>17.5033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04188571429" calcext:value-type="float">
            <text:p>17.72041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08750967742" calcext:value-type="float">
            <text:p>17.89087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49987096774" calcext:value-type="float">
            <text:p>17.9949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96616" calcext:value-type="float">
            <text:p>18.06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42175483871" calcext:value-type="float">
            <text:p>18.2342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6216" calcext:value-type="float">
            <text:p>18.25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73465806452" calcext:value-type="float">
            <text:p>18.19734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17244" calcext:value-type="float">
            <text:p>17.911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615" calcext:value-type="float">
            <text:p>17.239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9316129032" calcext:value-type="float">
            <text:p>17.2369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87056551724" calcext:value-type="float">
            <text:p>17.338705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7087483871" calcext:value-type="float">
            <text:p>17.42708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2180645161" calcext:value-type="float">
            <text:p>17.5132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42448" calcext:value-type="float">
            <text:p>17.55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14712258065" calcext:value-type="float">
            <text:p>17.62147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6208" calcext:value-type="float">
            <text:p>17.64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6743225806" calcext:value-type="float">
            <text:p>17.18167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93568" calcext:value-type="float">
            <text:p>16.79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17850322581" calcext:value-type="float">
            <text:p>16.64178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6208" calcext:value-type="float">
            <text:p>16.49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2446451613" calcext:value-type="float">
            <text:p>16.38624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10354285714" calcext:value-type="float">
            <text:p>16.23103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88820645161" calcext:value-type="float">
            <text:p>16.34888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3006451613" calcext:value-type="float">
            <text:p>16.4533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31192" calcext:value-type="float">
            <text:p>16.4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60131612903" calcext:value-type="float">
            <text:p>16.47601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1552" calcext:value-type="float">
            <text:p>16.4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76851612903" calcext:value-type="float">
            <text:p>16.1376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92272" calcext:value-type="float">
            <text:p>15.55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7692903226" calcext:value-type="float">
            <text:p>15.20076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6736" calcext:value-type="float">
            <text:p>15.37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6951483871" calcext:value-type="float">
            <text:p>15.57695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83431428571" calcext:value-type="float">
            <text:p>15.80834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1072" calcext:value-type="float">
            <text:p>16.12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01429677419" calcext:value-type="float">
            <text:p>16.31014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98650322581" calcext:value-type="float">
            <text:p>16.51986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04904" calcext:value-type="float">
            <text:p>16.42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92175483871" calcext:value-type="float">
            <text:p>16.3292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3485714286" calcext:value-type="float">
            <text:p>16.5593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75076363636" calcext:value-type="float">
            <text:p>16.357507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8642580645" calcext:value-type="float">
            <text:p>16.26786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14352" calcext:value-type="float">
            <text:p>16.46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6650322581" calcext:value-type="float">
            <text:p>16.44366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90022857143" calcext:value-type="float">
            <text:p>16.61900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44510967742" calcext:value-type="float">
            <text:p>16.78445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09633548387" calcext:value-type="float">
            <text:p>16.90096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11928" calcext:value-type="float">
            <text:p>17.01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78051612903" calcext:value-type="float">
            <text:p>17.0978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06288" calcext:value-type="float">
            <text:p>17.07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1303225806" calcext:value-type="float">
            <text:p>17.0201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9143225807" calcext:value-type="float">
            <text:p>16.81591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58192" calcext:value-type="float">
            <text:p>16.48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55455483871" calcext:value-type="float">
            <text:p>15.9055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924" calcext:value-type="float">
            <text:p>16.2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91668571429" calcext:value-type="float">
            <text:p>16.33916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05592258065" calcext:value-type="float">
            <text:p>16.42055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8303483871" calcext:value-type="float">
            <text:p>16.48830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79576" calcext:value-type="float">
            <text:p>16.62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96392258065" calcext:value-type="float">
            <text:p>16.67963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77112" calcext:value-type="float">
            <text:p>16.63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77192258065" calcext:value-type="float">
            <text:p>16.55771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86449032258" calcext:value-type="float">
            <text:p>16.36864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5584" calcext:value-type="float">
            <text:p>16.07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64015483871" calcext:value-type="float">
            <text:p>15.8964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88048" calcext:value-type="float">
            <text:p>15.9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89868387097" calcext:value-type="float">
            <text:p>15.90898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9244" calcext:value-type="float">
            <text:p>16.04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26418064516" calcext:value-type="float">
            <text:p>16.12264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8082580645" calcext:value-type="float">
            <text:p>16.20080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0008" calcext:value-type="float">
            <text:p>16.3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23741538462" calcext:value-type="float">
            <text:p>16.592374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83954285714" calcext:value-type="float">
            <text:p>16.69839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17850322581" calcext:value-type="float">
            <text:p>16.64178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3860645161" calcext:value-type="float">
            <text:p>16.57138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72264" calcext:value-type="float">
            <text:p>16.46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17858064516" calcext:value-type="float">
            <text:p>16.1317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17864" calcext:value-type="float">
            <text:p>16.12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72859354839" calcext:value-type="float">
            <text:p>16.23728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6194285714" calcext:value-type="float">
            <text:p>16.33161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4056774194" calcext:value-type="float">
            <text:p>16.22440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58049032258" calcext:value-type="float">
            <text:p>16.5058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00176" calcext:value-type="float">
            <text:p>16.60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53132903226" calcext:value-type="float">
            <text:p>16.50531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5432" calcext:value-type="float">
            <text:p>16.69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20689032258" calcext:value-type="float">
            <text:p>16.33206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30136" calcext:value-type="float">
            <text:p>15.9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7636129032" calcext:value-type="float">
            <text:p>15.51176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68624" calcext:value-type="float">
            <text:p>15.58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3860645161" calcext:value-type="float">
            <text:p>15.80938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12082857143" calcext:value-type="float">
            <text:p>15.98120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10338064516" calcext:value-type="float">
            <text:p>16.21103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56952258065" calcext:value-type="float">
            <text:p>16.36569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5552" calcext:value-type="float">
            <text:p>16.5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92229677419" calcext:value-type="float">
            <text:p>16.56922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73784" calcext:value-type="float">
            <text:p>16.66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4490322581" calcext:value-type="float">
            <text:p>16.6204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8732903226" calcext:value-type="float">
            <text:p>16.41387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98304" calcext:value-type="float">
            <text:p>16.21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8616516129" calcext:value-type="float">
            <text:p>16.01861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42904" calcext:value-type="float">
            <text:p>16.34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81878709677" calcext:value-type="float">
            <text:p>16.44818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63307586207" calcext:value-type="float">
            <text:p>16.546330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6219354839" calcext:value-type="float">
            <text:p>16.6396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20928" calcext:value-type="float">
            <text:p>16.59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53881290323" calcext:value-type="float">
            <text:p>16.73538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77184" calcext:value-type="float">
            <text:p>16.8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3873548387" calcext:value-type="float">
            <text:p>16.86438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25135483871" calcext:value-type="float">
            <text:p>16.7925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28544" calcext:value-type="float">
            <text:p>16.7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88294193548" calcext:value-type="float">
            <text:p>16.73882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9064" calcext:value-type="float">
            <text:p>17.1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8846451613" calcext:value-type="float">
            <text:p>17.31588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60197142857" calcext:value-type="float">
            <text:p>17.46601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02335483871" calcext:value-type="float">
            <text:p>17.6002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2513548387" calcext:value-type="float">
            <text:p>17.68125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7048" calcext:value-type="float">
            <text:p>17.67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36338064516" calcext:value-type="float">
            <text:p>17.96363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25704" calcext:value-type="float">
            <text:p>17.82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60229677419" calcext:value-type="float">
            <text:p>17.63602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95339354839" calcext:value-type="float">
            <text:p>17.45953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896" calcext:value-type="float">
            <text:p>17.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2536774194" calcext:value-type="float">
            <text:p>16.53225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1344" calcext:value-type="float">
            <text:p>16.62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7360516129" calcext:value-type="float">
            <text:p>16.63736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7871428571" calcext:value-type="float">
            <text:p>16.69378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4896516129" calcext:value-type="float">
            <text:p>16.73489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17907096774" calcext:value-type="float">
            <text:p>16.71179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564" calcext:value-type="float">
            <text:p>16.8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08188387097" calcext:value-type="float">
            <text:p>16.85081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1736" calcext:value-type="float">
            <text:p>16.95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46185806452" calcext:value-type="float">
            <text:p>16.94461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53705806452" calcext:value-type="float">
            <text:p>16.86537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2748" calcext:value-type="float">
            <text:p>16.65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9099354839" calcext:value-type="float">
            <text:p>16.27690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02896" calcext:value-type="float">
            <text:p>16.49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2913548387" calcext:value-type="float">
            <text:p>16.47729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80768571429" calcext:value-type="float">
            <text:p>16.50807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2056774194" calcext:value-type="float">
            <text:p>16.52920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28898064516" calcext:value-type="float">
            <text:p>16.58288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6056" calcext:value-type="float">
            <text:p>16.60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9486451613" calcext:value-type="float">
            <text:p>16.68494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65248" calcext:value-type="float">
            <text:p>16.7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05009032258" calcext:value-type="float">
            <text:p>16.74050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48678709677" calcext:value-type="float">
            <text:p>16.55486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32112" calcext:value-type="float">
            <text:p>16.19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1667096774" calcext:value-type="float">
            <text:p>15.9101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17264" calcext:value-type="float">
            <text:p>15.64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57011612903" calcext:value-type="float">
            <text:p>16.26570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7873103448" calcext:value-type="float">
            <text:p>16.349787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54348387097" calcext:value-type="float">
            <text:p>16.4454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7536" calcext:value-type="float">
            <text:p>16.39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58051612903" calcext:value-type="float">
            <text:p>16.3358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4392" calcext:value-type="float">
            <text:p>16.23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58113548387" calcext:value-type="float">
            <text:p>16.06581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39491612903" calcext:value-type="float">
            <text:p>15.96394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65696" calcext:value-type="float">
            <text:p>15.93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17574193548" calcext:value-type="float">
            <text:p>15.7817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33848" calcext:value-type="float">
            <text:p>15.75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38740645161" calcext:value-type="float">
            <text:p>15.90387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08174285714" calcext:value-type="float">
            <text:p>16.01081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58807741936" calcext:value-type="float">
            <text:p>16.05588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97207741936" calcext:value-type="float">
            <text:p>16.29972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48592" calcext:value-type="float">
            <text:p>16.42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98420645161" calcext:value-type="float">
            <text:p>16.40984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1254193548" calcext:value-type="float">
            <text:p>16.44012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33357419355" calcext:value-type="float">
            <text:p>16.19333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876" calcext:value-type="float">
            <text:p>15.89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37878709677" calcext:value-type="float">
            <text:p>15.53378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60448" calcext:value-type="float">
            <text:p>15.44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40366451613" calcext:value-type="float">
            <text:p>15.48403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39142857143" calcext:value-type="float">
            <text:p>15.5339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8549677419" calcext:value-type="float">
            <text:p>15.52985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42214193548" calcext:value-type="float">
            <text:p>15.68422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9072" calcext:value-type="float">
            <text:p>15.6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34348387097" calcext:value-type="float">
            <text:p>15.6834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77664" calcext:value-type="float">
            <text:p>15.70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57940645161" calcext:value-type="float">
            <text:p>16.02579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64882580645" calcext:value-type="float">
            <text:p>15.92648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17416" calcext:value-type="float">
            <text:p>15.6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21630967742" calcext:value-type="float">
            <text:p>15.24216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412" calcext:value-type="float">
            <text:p>15.36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80681290323" calcext:value-type="float">
            <text:p>15.31806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8688571429" calcext:value-type="float">
            <text:p>15.22486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35398709677" calcext:value-type="float">
            <text:p>15.07353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25390967742" calcext:value-type="float">
            <text:p>15.20253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7516" calcext:value-type="float">
            <text:p>15.17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32276129032" calcext:value-type="float">
            <text:p>15.03322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92896" calcext:value-type="float">
            <text:p>14.83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68712258065" calcext:value-type="float">
            <text:p>15.10687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15099354839" calcext:value-type="float">
            <text:p>14.98150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16112" calcext:value-type="float">
            <text:p>14.82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7476129032" calcext:value-type="float">
            <text:p>14.62174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93208" calcext:value-type="float">
            <text:p>14.47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12619354839" calcext:value-type="float">
            <text:p>14.5212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2548965517" calcext:value-type="float">
            <text:p>14.691254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42694193548" calcext:value-type="float">
            <text:p>14.54426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68664" calcext:value-type="float">
            <text:p>14.85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23548387097" calcext:value-type="float">
            <text:p>14.662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15176" calcext:value-type="float">
            <text:p>14.6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85723870968" calcext:value-type="float">
            <text:p>14.60857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94691612903" calcext:value-type="float">
            <text:p>14.40946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34655483871" calcext:value-type="float">
            <text:p>14.5034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32691612903" calcext:value-type="float">
            <text:p>14.33326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50208571429" calcext:value-type="float">
            <text:p>14.15502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54619354839" calcext:value-type="float">
            <text:p>13.8354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80172903226" calcext:value-type="float">
            <text:p>14.5180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41328" calcext:value-type="float">
            <text:p>15.1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04340645161" calcext:value-type="float">
            <text:p>15.05043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03464" calcext:value-type="float">
            <text:p>14.76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8206451613" calcext:value-type="float">
            <text:p>15.2798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33375483871" calcext:value-type="float">
            <text:p>15.0033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2416" calcext:value-type="float">
            <text:p>15.4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82818064516" calcext:value-type="float">
            <text:p>15.52828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94056" calcext:value-type="float">
            <text:p>15.2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9415483871" calcext:value-type="float">
            <text:p>15.479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9682857143" calcext:value-type="float">
            <text:p>15.58496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85945806452" calcext:value-type="float">
            <text:p>15.22859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5553548387" calcext:value-type="float">
            <text:p>15.92255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3788" calcext:value-type="float">
            <text:p>16.08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62567741936" calcext:value-type="float">
            <text:p>16.0162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74" calcext:value-type="float">
            <text:p>15.9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36018064516" calcext:value-type="float">
            <text:p>16.18360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78818064516" calcext:value-type="float">
            <text:p>16.13788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40828387097" calcext:value-type="float">
            <text:p>15.53408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3752" calcext:value-type="float">
            <text:p>15.34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47710967742" calcext:value-type="float">
            <text:p>15.53477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23754285714" calcext:value-type="float">
            <text:p>15.52237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75127741936" calcext:value-type="float">
            <text:p>15.39751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5796129032" calcext:value-type="float">
            <text:p>15.56357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21152" calcext:value-type="float">
            <text:p>15.55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80738064516" calcext:value-type="float">
            <text:p>15.38807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99187096774" calcext:value-type="float">
            <text:p>15.4499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7553548387" calcext:value-type="float">
            <text:p>15.23675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25912" calcext:value-type="float">
            <text:p>15.04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14291612903" calcext:value-type="float">
            <text:p>14.85142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19032258065" calcext:value-type="float">
            <text:p>14.9819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4115862069" calcext:value-type="float">
            <text:p>15.03841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86529032258" calcext:value-type="float">
            <text:p>14.9086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65181935484" calcext:value-type="float">
            <text:p>15.25651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1048" calcext:value-type="float">
            <text:p>15.2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97860645161" calcext:value-type="float">
            <text:p>15.19978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3776" calcext:value-type="float">
            <text:p>15.0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15904516129" calcext:value-type="float">
            <text:p>15.2815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5223225806" calcext:value-type="float">
            <text:p>15.20352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19264516129" calcext:value-type="float">
            <text:p>14.9219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7312" calcext:value-type="float">
            <text:p>14.8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71545806452" calcext:value-type="float">
            <text:p>15.13715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50468571429" calcext:value-type="float">
            <text:p>15.12504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60038709677" calcext:value-type="float">
            <text:p>14.9760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19261935484" calcext:value-type="float">
            <text:p>15.09192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16374193548" calcext:value-type="float">
            <text:p>14.8216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88" calcext:value-type="float">
            <text:p>14.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39218064516" calcext:value-type="float">
            <text:p>14.93392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6033548387" calcext:value-type="float">
            <text:p>14.78260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9468" calcext:value-type="float">
            <text:p>14.5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5793548387" calcext:value-type="float">
            <text:p>14.2095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2992" calcext:value-type="float">
            <text:p>14.4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55651428571" calcext:value-type="float">
            <text:p>14.15556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00255483871" calcext:value-type="float">
            <text:p>13.6500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47401290323" calcext:value-type="float">
            <text:p>13.07474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83144" calcext:value-type="float">
            <text:p>13.48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50735483871" calcext:value-type="float">
            <text:p>14.4150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1216" calcext:value-type="float">
            <text:p>14.8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46908387097" calcext:value-type="float">
            <text:p>15.06469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14407741935" calcext:value-type="float">
            <text:p>14.82144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1808" calcext:value-type="float">
            <text:p>14.50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20895483871" calcext:value-type="float">
            <text:p>14.1620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91464" calcext:value-type="float">
            <text:p>14.04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6539354839" calcext:value-type="float">
            <text:p>14.22865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22202857143" calcext:value-type="float">
            <text:p>14.17222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7429677419" calcext:value-type="float">
            <text:p>13.87174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97584516129" calcext:value-type="float">
            <text:p>14.3397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0544" calcext:value-type="float">
            <text:p>14.45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49344" calcext:value-type="float">
            <text:p>14.3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74392" calcext:value-type="float">
            <text:p>14.20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23904516129" calcext:value-type="float">
            <text:p>14.0623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6296774194" calcext:value-type="float">
            <text:p>13.8256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1367483871" calcext:value-type="float">
            <text:p>13.57136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26248" calcext:value-type="float">
            <text:p>13.48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0834285714" calcext:value-type="float">
            <text:p>13.69408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0595862069" calcext:value-type="float">
            <text:p>13.36505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5262857143" calcext:value-type="float">
            <text:p>12.81052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7063225807" calcext:value-type="float">
            <text:p>13.62770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70596" calcext:value-type="float">
            <text:p>13.507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9806153846" calcext:value-type="float">
            <text:p>12.710980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0190967742" calcext:value-type="float">
            <text:p>12.94701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8539354839" calcext:value-type="float">
            <text:p>12.78085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388" calcext:value-type="float">
            <text:p>13.26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57984516129" calcext:value-type="float">
            <text:p>13.1357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3144" calcext:value-type="float">
            <text:p>12.8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56123870968" calcext:value-type="float">
            <text:p>13.78561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90085714286" calcext:value-type="float">
            <text:p>13.8390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8756129032" calcext:value-type="float">
            <text:p>13.74087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30034285714" calcext:value-type="float">
            <text:p>13.94300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2784" calcext:value-type="float">
            <text:p>13.96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4387096774" calcext:value-type="float">
            <text:p>13.895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6384" calcext:value-type="float">
            <text:p>13.66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72352" calcext:value-type="float">
            <text:p>13.33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7579354839" calcext:value-type="float">
            <text:p>13.91775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30456" calcext:value-type="float">
            <text:p>13.9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79780645161" calcext:value-type="float">
            <text:p>13.6879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0364" calcext:value-type="float">
            <text:p>13.58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95466666667" calcext:value-type="float">
            <text:p>13.7295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8231111111" calcext:value-type="float">
            <text:p>13.584823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77298064516" calcext:value-type="float">
            <text:p>13.39772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01238709677" calcext:value-type="float">
            <text:p>13.6501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80144" calcext:value-type="float">
            <text:p>13.62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79193043478" calcext:value-type="float">
            <text:p>13.4679193043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17589090909" calcext:value-type="float">
            <text:p>13.241758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22368" calcext:value-type="float">
            <text:p>13.17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7863483871" calcext:value-type="float">
            <text:p>12.96786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8576" calcext:value-type="float">
            <text:p>13.03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2660645161" calcext:value-type="float">
            <text:p>12.94426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08328" calcext:value-type="float">
            <text:p>12.86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62373333333" calcext:value-type="float">
            <text:p>12.73623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9388" calcext:value-type="float">
            <text:p>12.62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48392258065" calcext:value-type="float">
            <text:p>12.56483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44978064516" calcext:value-type="float">
            <text:p>12.68449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1469090909" calcext:value-type="float">
            <text:p>12.536146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6377142857" calcext:value-type="float">
            <text:p>12.37763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1616" calcext:value-type="float">
            <text:p>12.16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50712258065" calcext:value-type="float">
            <text:p>12.13507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07163870968" calcext:value-type="float">
            <text:p>11.95071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16296" calcext:value-type="float">
            <text:p>11.97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9432516129" calcext:value-type="float">
            <text:p>11.87943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6504" calcext:value-type="float">
            <text:p>11.73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7720516129" calcext:value-type="float">
            <text:p>11.89772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87310344828" calcext:value-type="float">
            <text:p>11.91873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67718709677" calcext:value-type="float">
            <text:p>11.97677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5852903226" calcext:value-type="float">
            <text:p>12.20458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3024" calcext:value-type="float">
            <text:p>12.24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0247483871" calcext:value-type="float">
            <text:p>12.23024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07185454546" calcext:value-type="float">
            <text:p>12.260718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75870967742" calcext:value-type="float">
            <text:p>12.157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5624" calcext:value-type="float">
            <text:p>12.17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7532903226" calcext:value-type="float">
            <text:p>12.02475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24528" calcext:value-type="float">
            <text:p>11.85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90332903226" calcext:value-type="float">
            <text:p>11.97903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4351428571" calcext:value-type="float">
            <text:p>11.97243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17401290323" calcext:value-type="float">
            <text:p>11.93174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84201290323" calcext:value-type="float">
            <text:p>12.03842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73344" calcext:value-type="float">
            <text:p>11.99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5071483871" calcext:value-type="float">
            <text:p>11.96507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848" calcext:value-type="float">
            <text:p>11.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88250322581" calcext:value-type="float">
            <text:p>12.00882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80095483871" calcext:value-type="float">
            <text:p>11.9980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8988" calcext:value-type="float">
            <text:p>11.96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3631483871" calcext:value-type="float">
            <text:p>11.87363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44848" calcext:value-type="float">
            <text:p>11.85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4215483871" calcext:value-type="float">
            <text:p>11.974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1422857143" calcext:value-type="float">
            <text:p>12.02414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73501935484" calcext:value-type="float">
            <text:p>12.0073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7762580645" calcext:value-type="float">
            <text:p>12.13477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2188" calcext:value-type="float">
            <text:p>12.17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3667096774" calcext:value-type="float">
            <text:p>12.1763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27952" calcext:value-type="float">
            <text:p>12.10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13641290323" calcext:value-type="float">
            <text:p>11.97136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33544" calcext:value-type="float">
            <text:p>11.90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32036129032" calcext:value-type="float">
            <text:p>11.79320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372" calcext:value-type="float">
            <text:p>11.61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5096774194" calcext:value-type="float">
            <text:p>11.7225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39291428571" calcext:value-type="float">
            <text:p>11.73392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81948387097" calcext:value-type="float">
            <text:p>11.8581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3888" calcext:value-type="float">
            <text:p>11.8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8248" calcext:value-type="float">
            <text:p>11.78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6490322581" calcext:value-type="float">
            <text:p>11.7436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28952" calcext:value-type="float">
            <text:p>11.63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51470967742" calcext:value-type="float">
            <text:p>11.6851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77264" calcext:value-type="float">
            <text:p>11.57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019" calcext:value-type="float">
            <text:p>11.2010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4016" calcext:value-type="float">
            <text:p>11.03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6996129032" calcext:value-type="float">
            <text:p>10.80869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13492413793" calcext:value-type="float">
            <text:p>10.611349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26674285714" calcext:value-type="float">
            <text:p>10.49266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0813617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572" meta:object-count="0"/>
    <meta:user-defined meta:name="AppVersion">3.0</meta:user-defined>
  </office:meta>
</office:document-meta>
</file>